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1.815cm" fo:min-width="11.883cm"/>
    </style:style>
    <style:style style:name="gr2" style:family="graphic" style:parent-style-name="standard">
      <style:graphic-properties draw:textarea-horizontal-align="justify" draw:textarea-vertical-align="middle" draw:auto-grow-height="false" fo:min-height="2.22cm" fo:min-width="1.9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43cm" fo:min-width="10.6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08cm" fo:min-width="2.6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22pt" style:font-size-asian="22pt" style:font-size-complex="22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83cm" svg:height="12.065cm" svg:x="4.17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2cm" svg:height="3.492cm" svg:x="8.62cm" svg:y="13.065cm">
          <text:p text:style-name="P2"><text:span text:style-name="T1">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.112cm" svg:height="3.493cm" svg:x="4.81cm" svg:y="8.302cm">
          <text:p text:style-name="P3"><text:span text:style-name="T2">Loop Displa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2.858cm" svg:x="4.492cm" svg:y="5.127cm">
          <text:p text:style-name="P4">Sha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2.858cm" svg:x="13.065cm" svg:y="5.127cm">
          <text:p text:style-name="P4">Sav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10:38:14.087515788</meta:creation-date>
    <meta:generator>LibreOffice/7.0.5.2$Linux_X86_64 LibreOffice_project/00$Build-2</meta:generator>
    <dc:date>2021-05-03T10:41:43.105357719</dc:date>
    <meta:editing-duration>PT3M29S</meta:editing-duration>
    <meta:editing-cycles>1</meta:editing-cycles>
    <meta:document-statistic meta:object-count="5"/>
  </office:meta>
</office:document-meta>
</file>